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78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4.35cm" fo:min-width="11.3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2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3.2cm" svg:height="9.328cm" svg:x="15.857cm" svg:y="7.4cm">
          <text:p text:style-name="P1">Find and</text:p>
          <text:p text:style-name="P1">Translate</text:p>
          <text:p text:style-name="P1">Glyphs in</text:p>
          <text:p text:style-name="P1">RO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8cm" svg:height="4.6cm" svg:x="1.6cm" svg:y="5.6cm">
          <text:p text:style-name="P1">Training images (masks)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2.2cm" svg:x="2.2cm" svg:y="14.6cm">
          <text:p text:style-name="P1">Load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2cm" svg:height="2.2cm" svg:x="9.1cm" svg:y="14.6cm">
          <text:p text:style-name="P1">Find ROI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2cm" svg:height="2.2cm" svg:x="21.8cm" svg:y="11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5.4cm" svg:y1="15.7cm" svg:x2="9.1cm" svg:y2="15.7cm" draw:start-shape="id1" draw:start-glue-point="1" draw:end-shape="id2" draw:end-glue-point="3" svg:d="M5400 15700h3700" svg:viewBox="0 0 3701 1">
          <text:p text:style-name="P1">Img<text:tab/><text:tab/></text:p>
          <text:p text:style-name="P1"/>
        </draw:connector>
        <draw:connector draw:style-name="gr4" draw:text-style-name="P2" draw:layer="layout" draw:type="line" svg:x1="12.3cm" svg:y1="15.7cm" svg:x2="15.857cm" svg:y2="12.064cm" draw:start-shape="id2" draw:start-glue-point="1" draw:end-shape="id3" draw:end-glue-point="3" svg:d="M12300 15700l3557-3636" svg:viewBox="0 0 3558 3637">
          <text:p text:style-name="P1"/>
          <text:p text:style-name="P1"/>
          <text:p text:style-name="P1"/>
          <text:p text:style-name="P1"/>
          <text:p text:style-name="P1">ROI</text:p>
        </draw:connector>
        <draw:connector draw:style-name="gr4" draw:text-style-name="P2" draw:layer="layout" draw:type="line" svg:x1="19.057cm" svg:y1="12.064cm" svg:x2="21.8cm" svg:y2="12.1cm" draw:start-shape="id3" draw:start-glue-point="1" draw:end-shape="id4" draw:end-glue-point="3" svg:d="M19057 12064l2743 36" svg:viewBox="0 0 2744 37">
          <text:p text:style-name="P1">Text</text:p>
          <text:p text:style-name="P1"/>
          <text:p text:style-name="P1"/>
        </draw:connector>
        <draw:custom-shape draw:style-name="gr3" draw:text-style-name="P1" xml:id="id5" draw:id="id5" draw:layer="layout" svg:width="3.2cm" svg:height="2.2cm" svg:x="2.2cm" svg:y="7.2cm">
          <text:p text:style-name="P1">Load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2cm" svg:height="2.2cm" svg:x="9.1cm" svg:y="7.2cm">
          <text:p text:style-name="P1">Find</text:p>
          <text:p text:style-name="P1">Patter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5.4cm" svg:y1="8.3cm" svg:x2="9.1cm" svg:y2="8.3cm" draw:start-shape="id5" draw:start-glue-point="1" draw:end-shape="id6" draw:end-glue-point="3" svg:d="M5400 8300h3700" svg:viewBox="0 0 3701 1">
          <text:p text:style-name="P1">Img<text:tab/><text:tab/></text:p>
          <text:p text:style-name="P1"/>
        </draw:connector>
        <draw:connector draw:style-name="gr4" draw:text-style-name="P2" draw:layer="layout" draw:type="line" svg:x1="12.3cm" svg:y1="8.3cm" svg:x2="15.857cm" svg:y2="12.064cm" draw:start-shape="id6" draw:start-glue-point="1" draw:end-shape="id3" draw:end-glue-point="3" svg:d="M12300 8300l3557 3764" svg:viewBox="0 0 3558 3765">
          <text:p text:style-name="P1">2D</text:p>
          <text:p text:style-name="P1">Pattern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07:12:09.552582574</meta:creation-date>
    <dc:date>2018-10-12T07:15:20.394892387</dc:date>
    <meta:editing-duration>PT3M12S</meta:editing-duration>
    <meta:editing-cycles>1</meta:editing-cycles>
    <meta:document-statistic meta:object-count="12"/>
    <meta:generator>LibreOffice/6.1.2.1$Linux_X86_64 LibreOffice_project/10$Build-1</meta:generator>
  </office:meta>
</office:document-meta>
</file>